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6399642379427394509" text:style-name="L1">
        <text:list-item>
          <text:p text:style-name="P4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4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4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008125211373855709" text:style-name="L2">
        <text:list-item>
          <text:p text:style-name="P4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48">Baixem al taller per comentar el funcionament i la connexió del pont de manómetres. Comentem els components del simulador de fred.</text:p>
        </text:list-item>
      </text:list>
      <text:p text:style-name="P26"/>
      <text:p text:style-name="P26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819541197539049918" text:style-name="L3">
        <text:list-item>
          <text:p text:style-name="P4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49">Comentat exercici 1.3-1.</text:p>
        </text:list-item>
      </text:list>
      <text:p text:style-name="P27"/>
      <text:p text:style-name="P27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162173140467595458" text:style-name="L4">
        <text:list-item>
          <text:p text:style-name="P50">Publicat codi d'accès al Classroom.</text:p>
        </text:list-item>
        <text:list-item>
          <text:p text:style-name="P59">Treball autònom tasca 1.</text:p>
        </text:list-item>
        <text:list-item>
          <text:p text:style-name="P5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8"/>
      <text:p text:style-name="P28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03129065942135" text:continue-numbering="true" text:style-name="L4">
        <text:list-item>
          <text:p text:style-name="P5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03129422597996" text:continue-numbering="true" text:style-name="L4">
        <text:list-item>
          <text:p text:style-name="P5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29"/>
      <text:p text:style-name="P42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0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34"/>
      <text:p text:style-name="P34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03129783556495" text:continue-numbering="true" text:style-name="L4">
        <text:list-item>
          <text:p text:style-name="P53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53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0">Comentem apartat 1.1 Temperatura y calor.</text:p>
        </text:list-item>
      </text:list>
      <text:p text:style-name="P35"/>
      <text:p text:style-name="P39">Di<text:span text:style-name="T12">vendres 10</text:span>/<text:span text:style-name="T7">10</text:span>/2<text:span text:style-name="T5">5</text:span></text:p>
      <text:p text:style-name="P39"/>
      <text:list xml:id="list103128939930072" text:continue-numbering="true" text:style-name="L4">
        <text:list-item>
          <text:p text:style-name="P5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1">Comentem apartat 1.2 Presión.</text:p>
        </text:list-item>
        <text:list-item>
          <text:p text:style-name="P61">Comentem apartat 1.2 Presión.</text:p>
        </text:list-item>
        <text:list-item>
          <text:p text:style-name="P61">Comentem els exercicis 1.3 Ejercicios temperatura y presión.</text:p>
        </text:list-item>
        <text:list-item>
          <text:p text:style-name="P61">Comentem apartat 1.4 Enegía y potencia</text:p>
        </text:list-item>
        <text:list-item>
          <text:p text:style-name="P62">Comentem els exercicis 1.<text:span text:style-name="T13">5</text:span> Ejercicios <text:span text:style-name="T13">energía y potencia</text:span>.</text:p>
        </text:list-item>
      </text:list>
      <text:p text:style-name="P36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40">Di<text:span text:style-name="T3">mecres</text:span><text:tab/><text:span text:style-name="T15">15</text:span>/<text:span text:style-name="T7">10</text:span>/2<text:span text:style-name="T5">5</text:span></text:p>
      <text:p text:style-name="P3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1"/>
      <text:p text:style-name="P40">Di<text:span text:style-name="T15">jous</text:span><text:tab/><text:tab/><text:span text:style-name="T15">16</text:span>/<text:span text:style-name="T7">10</text:span>/2<text:span text:style-name="T5">5</text:span></text:p>
      <text:list xml:id="list103128391454831" text:continue-numbering="true" text:style-name="L4">
        <text:list-item>
          <text:p text:style-name="P5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3">Comentem apartat 1.<text:span text:style-name="T15">5 Ejercicios energía y potencia</text:span>.</text:p>
        </text:list-item>
        <text:list-item>
          <text:p text:style-name="P63">Comentem apartat 1.<text:span text:style-name="T15">6.1 Calor específico</text:span></text:p>
        </text:list-item>
        <text:list-item>
          <text:p text:style-name="P63">Comentem apartat 1.<text:span text:style-name="T15">6.2 Calor sensible y latente</text:span></text:p>
        </text:list-item>
      </text:list>
      <text:p text:style-name="P37"/>
      <text:p text:style-name="P41">Divendres<text:tab/>17/10/25</text:p>
      <text:list xml:id="list103129133327288" text:continue-numbering="true" text:style-name="L4">
        <text:list-item>
          <text:p text:style-name="P5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4">Comentem apartat 1.6.3 Transmisión del calor</text:p>
        </text:list-item>
        <text:list-item>
          <text:p text:style-name="P64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2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3"/>
      <text:p text:style-name="P43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03128369072807" text:continue-numbering="true" text:style-name="L4">
        <text:list-item>
          <text:p text:style-name="P5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5">Comentem <text:span text:style-name="T17">exercicis 1.7-1 a 3</text:span></text:p>
        </text:list-item>
        <text:list-item>
          <text:p text:style-name="P66">Comentem apartat 1.8.1 Compresión de un gas a tempewratura constante</text:p>
        </text:list-item>
      </text:list>
      <text:p text:style-name="P38"/>
      <text:p text:style-name="P38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03129376552064" text:continue-numbering="true" text:style-name="L4">
        <text:list-item>
          <text:p text:style-name="P5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7">Comentem exercicis 1.9-1 y 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5T10:31:28.002237785</dc:date>
    <meta:editing-duration>PT2H28M56S</meta:editing-duration>
    <meta:editing-cycles>214</meta:editing-cycles>
    <meta:document-statistic meta:table-count="0" meta:image-count="0" meta:object-count="0" meta:page-count="3" meta:paragraph-count="67" meta:word-count="369" meta:character-count="2410" meta:non-whitespace-character-count="2125"/>
  </office:meta>
</office:document-meta>
</file>